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80" officeooo:paragraph-rsid="0011ca80"/>
    </style:style>
    <style:style style:name="P2" style:family="paragraph" style:parent-style-name="Table_20_Contents" style:list-style-name="L1">
      <style:text-properties officeooo:rsid="0011ca80" officeooo:paragraph-rsid="0011ca80"/>
    </style:style>
    <style:style style:name="P3" style:family="paragraph" style:parent-style-name="Table_20_Contents" style:list-style-name="L1">
      <style:text-properties officeooo:rsid="0011fde2" officeooo:paragraph-rsid="0011fde2"/>
    </style:style>
    <style:style style:name="P4" style:family="paragraph" style:parent-style-name="Table_20_Contents" style:list-style-name="L1">
      <style:text-properties officeooo:rsid="0011fde2" officeooo:paragraph-rsid="0012b038"/>
    </style:style>
    <style:style style:name="P5" style:family="paragraph" style:parent-style-name="Table_20_Contents">
      <style:text-properties officeooo:rsid="0011fde2" officeooo:paragraph-rsid="0011fde2"/>
    </style:style>
    <style:style style:name="P6" style:family="paragraph" style:parent-style-name="Table_20_Contents">
      <style:text-properties officeooo:rsid="0011fde2" officeooo:paragraph-rsid="0012b038"/>
    </style:style>
    <style:style style:name="P7" style:family="paragraph" style:parent-style-name="Table_20_Contents" style:list-style-name="L1">
      <style:text-properties officeooo:rsid="0012b038" officeooo:paragraph-rsid="0012b038"/>
    </style:style>
    <style:style style:name="P8" style:family="paragraph" style:parent-style-name="Table_20_Contents" style:list-style-name="L1">
      <style:text-properties officeooo:rsid="0012b038" officeooo:paragraph-rsid="00136733"/>
    </style:style>
    <style:style style:name="P9" style:family="paragraph" style:parent-style-name="Table_20_Contents">
      <style:text-properties officeooo:rsid="0012b038" officeooo:paragraph-rsid="0012b038"/>
    </style:style>
    <style:style style:name="P10" style:family="paragraph" style:parent-style-name="Table_20_Contents">
      <style:text-properties officeooo:rsid="0012b038" officeooo:paragraph-rsid="00136733"/>
    </style:style>
    <style:style style:name="P11" style:family="paragraph" style:parent-style-name="Table_20_Contents" style:list-style-name="L1">
      <style:text-properties officeooo:rsid="00136733" officeooo:paragraph-rsid="00136733"/>
    </style:style>
    <style:style style:name="P12" style:family="paragraph" style:parent-style-name="Table_20_Contents" style:list-style-name="L1">
      <style:text-properties officeooo:rsid="00136733" officeooo:paragraph-rsid="0014f6f4"/>
    </style:style>
    <style:style style:name="P13" style:family="paragraph" style:parent-style-name="Table_20_Contents">
      <style:text-properties officeooo:rsid="00136733" officeooo:paragraph-rsid="00136733"/>
    </style:style>
    <style:style style:name="P14" style:family="paragraph" style:parent-style-name="Table_20_Contents">
      <style:text-properties officeooo:rsid="0014f6f4" officeooo:paragraph-rsid="0014f6f4"/>
    </style:style>
    <style:style style:name="T1" style:family="text">
      <style:text-properties officeooo:rsid="0012b038"/>
    </style:style>
    <style:style style:name="T2" style:family="text">
      <style:text-properties officeooo:rsid="00136733"/>
    </style:style>
    <style:style style:name="T3" style:family="text">
      <style:text-properties officeooo:rsid="0014f6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008198760016">
          <table:table-cell table:style-name="Table1.A1" office:value-type="string">
            <text:p text:style-name="P1">Whats happening</text:p>
          </table:table-cell>
          <table:table-cell table:style-name="Table1.A1" office:value-type="string">
            <text:p text:style-name="P1">User input</text:p>
          </table:table-cell>
          <table:table-cell table:style-name="Table1.C1" office:value-type="string">
            <text:p text:style-name="P1">output</text:p>
          </table:table-cell>
        </table:table-row>
        <table:table-row table:style-name="TableLine94008198760016">
          <table:table-cell table:style-name="Table1.A2" office:value-type="string">
            <text:list xml:id="list3937299357" text:style-name="L1">
              <text:list-item>
                <text:p text:style-name="P2">Exits the program</text:p>
              </text:list-item>
            </text:list>
          </table:table-cell>
          <table:table-cell table:style-name="Table1.A2" office:value-type="string">
            <text:p text:style-name="P1">Clicks the exit button</text:p>
          </table:table-cell>
          <table:table-cell table:style-name="Table1.C2" office:value-type="string">
            <text:p text:style-name="P1">App closes</text:p>
          </table:table-cell>
        </table:table-row>
        <table:table-row table:style-name="TableLine94008198760016">
          <table:table-cell table:style-name="Table1.A2" office:value-type="string">
            <text:list xml:id="list230537751544344" text:continue-numbering="true" text:style-name="L1">
              <text:list-item>
                <text:p text:style-name="P3">Write was clicked</text:p>
              </text:list-item>
            </text:list>
          </table:table-cell>
          <table:table-cell table:style-name="Table1.A2" office:value-type="string">
            <text:p text:style-name="P5">Clicks the write button</text:p>
          </table:table-cell>
          <table:table-cell table:style-name="Table1.C2" office:value-type="string">
            <text:p text:style-name="P5">Writes everything on the sortedMusic.txt file and shows a message dialog</text:p>
          </table:table-cell>
        </table:table-row>
        <table:table-row table:style-name="TableLine94008198760016">
          <table:table-cell table:style-name="Table1.A2" office:value-type="string">
            <text:list xml:id="list230537646651015" text:continue-numbering="true" text:style-name="L1">
              <text:list-item>
                <text:p text:style-name="P3">User wants to search <text:span text:style-name="T1">by song title</text:span></text:p>
              </text:list-item>
            </text:list>
          </table:table-cell>
          <table:table-cell table:style-name="Table1.A2" office:value-type="string">
            <text:p text:style-name="P5">Clicks the search by song title</text:p>
          </table:table-cell>
          <table:table-cell table:style-name="Table1.C2" office:value-type="string">
            <text:p text:style-name="P5">Popup showing the user input required to search by song title</text:p>
          </table:table-cell>
        </table:table-row>
        <table:table-row table:style-name="TableLine94008198760016">
          <table:table-cell table:style-name="Table1.A2" office:value-type="string">
            <text:list xml:id="list230539206882149" text:continue-numbering="true" text:style-name="L1">
              <text:list-item>
                <text:p text:style-name="P7">User enters search by song title that exists</text:p>
              </text:list-item>
            </text:list>
          </table:table-cell>
          <table:table-cell table:style-name="Table1.A2" office:value-type="string">
            <text:p text:style-name="P9">Enters Dynamite</text:p>
          </table:table-cell>
          <table:table-cell table:style-name="Table1.C2" office:value-type="string">
            <text:p text:style-name="P9">Updates the text Box with the information about the song</text:p>
          </table:table-cell>
        </table:table-row>
        <table:table-row table:style-name="TableLine94008198760016">
          <table:table-cell table:style-name="Table1.A2" office:value-type="string">
            <text:list xml:id="list230537580430055" text:continue-numbering="true" text:style-name="L1">
              <text:list-item>
                <text:p text:style-name="P7">User enters search by song title that doesn't exists</text:p>
              </text:list-item>
            </text:list>
          </table:table-cell>
          <table:table-cell table:style-name="Table1.A2" office:value-type="string">
            <text:p text:style-name="P9">Enters r389yrrweurth23489wrh</text:p>
          </table:table-cell>
          <table:table-cell table:style-name="Table1.C2" office:value-type="string">
            <text:p text:style-name="P9">Shows error message saying that this song doesn't exists</text:p>
          </table:table-cell>
        </table:table-row>
        <table:table-row table:style-name="TableLine94008198760016">
          <table:table-cell table:style-name="Table1.A2" office:value-type="string">
            <text:list xml:id="list230538086524122" text:continue-numbering="true" text:style-name="L1">
              <text:list-item>
                <text:p text:style-name="P4">User wants to search <text:span text:style-name="T1">by song year/ranking</text:span></text:p>
              </text:list-item>
            </text:list>
          </table:table-cell>
          <table:table-cell table:style-name="Table1.A2" office:value-type="string">
            <text:p text:style-name="P9">Clicks the search by year/ranking </text:p>
          </table:table-cell>
          <table:table-cell table:style-name="Table1.C2" office:value-type="string">
            <text:p text:style-name="P6">Popup showing the user input required to search by <text:span text:style-name="T1">year/ranking</text:span></text:p>
          </table:table-cell>
        </table:table-row>
        <table:table-row table:style-name="TableLine94008198760016">
          <table:table-cell table:style-name="Table1.A2" office:value-type="string">
            <text:list xml:id="list230538366600299" text:continue-numbering="true" text:style-name="L1">
              <text:list-item>
                <text:p text:style-name="P7">User enters search by song year/ranking that exists</text:p>
              </text:list-item>
            </text:list>
          </table:table-cell>
          <table:table-cell table:style-name="Table1.A2" office:value-type="string">
            <text:p text:style-name="P9">Enters 2012 and 1</text:p>
          </table:table-cell>
          <table:table-cell table:style-name="Table1.C2" office:value-type="string">
            <text:p text:style-name="P9">Updates the text Box with the information about the song</text:p>
          </table:table-cell>
        </table:table-row>
        <table:table-row table:style-name="TableLine94008198760016">
          <table:table-cell table:style-name="Table1.A2" office:value-type="string">
            <text:list xml:id="list230538604904352" text:continue-numbering="true" text:style-name="L1">
              <text:list-item>
                <text:p text:style-name="P8">User enters search by song year/ranking that exists</text:p>
              </text:list-item>
            </text:list>
          </table:table-cell>
          <table:table-cell table:style-name="Table1.A2" office:value-type="string">
            <text:p text:style-name="P10">Enters <text:span text:style-name="T2">4532748923</text:span> and <text:span text:style-name="T2">4321412</text:span></text:p>
          </table:table-cell>
          <table:table-cell table:style-name="Table1.C2" office:value-type="string">
            <text:p text:style-name="P9">Shows error message saying that this song doesn't exists</text:p>
          </table:table-cell>
        </table:table-row>
        <table:table-row table:style-name="TableLine94008198760016">
          <table:table-cell table:style-name="Table1.A2" office:value-type="string">
            <text:list xml:id="list230537909805301" text:continue-numbering="true" text:style-name="L1">
              <text:list-item>
                <text:p text:style-name="P11">User wants to see all music</text:p>
              </text:list-item>
            </text:list>
          </table:table-cell>
          <table:table-cell table:style-name="Table1.A2" office:value-type="string">
            <text:p text:style-name="P13">Clicks the all music button</text:p>
          </table:table-cell>
          <table:table-cell table:style-name="Table1.C2" office:value-type="string">
            <text:p text:style-name="P13">Prints all music in the text box ordered by year and ranking</text:p>
          </table:table-cell>
        </table:table-row>
        <table:table-row table:style-name="TableLine94008198760016">
          <table:table-cell table:style-name="Table1.A11" office:value-type="string">
            <text:list xml:id="list230537417281850" text:continue-numbering="true" text:style-name="L1">
              <text:list-item>
                <text:p text:style-name="P12">User wants to see all music <text:span text:style-name="T3">by year</text:span></text:p>
              </text:list-item>
            </text:list>
          </table:table-cell>
          <table:table-cell table:style-name="Table1.A11" office:value-type="string">
            <text:p text:style-name="P14">Clicks the by year button</text:p>
          </table:table-cell>
          <table:table-cell table:style-name="Table1.C11" office:value-type="string">
            <text:p text:style-name="P13">Prints all music in the text box ordered by ye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3T23:05:37.191304270</dc:date>
    <meta:editing-duration>PT16M23S</meta:editing-duration>
    <meta:editing-cycles>3</meta:editing-cycles>
    <meta:generator>LibreOffice/7.1.2.2$Linux_X86_64 LibreOffice_project/10$Build-2</meta:generator>
    <meta:document-statistic meta:table-count="1" meta:image-count="0" meta:object-count="0" meta:page-count="1" meta:paragraph-count="33" meta:word-count="217" meta:character-count="1210" meta:non-whitespace-character-count="1035"/>
  </office:meta>
</office:document-meta>
</file>